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ce6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style-name="ce64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35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60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2700">
            <text:p>2700</text:p>
          </table:table-cell>
          <table:table-cell table:number-columns-repeated="2"/>
        </table:table-row>
        <table:table-row table:style-name="ro12">
          <table:table-cell table:style-name="ce40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3100">
            <text:p>3100</text:p>
          </table:table-cell>
          <table:table-cell table:formula="of:=SUM([.J2];[.J38];[.J39];[.J40];[.J41];[.J42];[.K72];[.K76];[.K104];[.K105];[.K106];[.K107];[.J137];[.J138])" office:value-type="float" office:value="235700">
            <text:p>235700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10" office:value-type="float" office:value="-2250">
            <text:p>-2250</text:p>
          </table:table-cell>
          <table:table-cell table:formula="of:=SUM([.G3];[.G38];[.G71];[.G103];[.G136])" office:value-type="float" office:value="215900">
            <text:p>215900</text:p>
          </table:table-cell>
          <table:table-cell office:value-type="float" office:value="12000">
            <text:p>12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60" office:value-type="string">
            <text:p>Գայանե</text:p>
          </table:table-cell>
          <table:table-cell table:style-name="ce10" office:value-type="float" office:value="-2300">
            <text:p>-2300</text:p>
          </table:table-cell>
          <table:table-cell table:formula="of:=[.K4]-[.K5]" office:value-type="float" office:value="19800">
            <text:p>198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18600">
            <text:p>186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Նանե</text:p>
          </table:table-cell>
          <table:table-cell table:style-name="ce61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9700">
            <text:p>970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10" office:value-type="float" office:value="-3000">
            <text:p>-30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Սարգիս</text:p>
          </table:table-cell>
          <table:table-cell table:style-name="ce10" office:value-type="float" office:value="-500">
            <text:p>-500</text:p>
          </table:table-cell>
          <table:table-cell/>
          <table:table-cell office:value-type="float" office:value="15000">
            <text:p>15000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43" office:value-type="string">
            <text:p>Գենա</text:p>
          </table:table-cell>
          <table:table-cell table:style-name="ce10" office:value-type="float" office:value="-14500">
            <text:p>-14500</text:p>
          </table:table-cell>
          <table:table-cell/>
          <table:table-cell office:value-type="float" office:value="20000">
            <text:p>20000</text:p>
          </table:table-cell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7" office:value-type="float" office:value="400">
            <text:p>4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10" office:value-type="float" office:value="-400">
            <text:p>-4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7" office:value-type="float" office:value="150">
            <text:p>15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000">
            <text:p>30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10" office:value-type="float" office:value="-2350">
            <text:p>-235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19700">
            <text:p>19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8850">
            <text:p>88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7600">
            <text:p>7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650">
            <text:p>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2650">
            <text:p>2650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10" office:value-type="float" office:value="-2050">
            <text:p>-205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10" office:value-type="float" office:value="-1300">
            <text:p>-1300</text:p>
          </table:table-cell>
          <table:table-cell/>
          <table:table-cell office:value-type="float" office:value="11900">
            <text:p>119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10" office:value-type="float" office:value="-700">
            <text:p>-700</text:p>
          </table:table-cell>
          <table:table-cell/>
          <table:table-cell table:style-name="ce3" office:value-type="float" office:value="7700">
            <text:p>7700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10" office:value-type="float" office:value="-700">
            <text:p>-7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H66];[.H99];[.H131])" office:value-type="float" office:value="6072.97610944865">
            <text:p>6072.9761094487</text:p>
          </table:table-cell>
          <table:table-cell table:style-name="Default" office:value-type="string">
            <text:p>Artsvi</text:p>
          </table:table-cell>
          <table:table-cell table:number-columns-repeated="2"/>
          <table:table-cell office:value-type="float" office:value="6000">
            <text:p>6000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35"/>
          <table:table-cell table:number-columns-repeated="2"/>
          <table:table-cell table:formula="of:=SUM([.L2:.L34])" office:value-type="float" office:value="154000">
            <text:p>154000</text:p>
          </table:table-cell>
        </table:table-row>
        <table:table-row table:style-name="ro15">
          <table:table-cell table:style-name="ce66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2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60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Areg</text:p>
          </table:table-cell>
          <table:table-cell table:number-columns-repeated="4"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5">
          <table:table-cell table:style-name="ce66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64.24358974359">
            <text:p>1564.2435897436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E100])" office:value-type="float" office:value="760.576923076923">
            <text:p>760.5769230769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552.24358974359">
            <text:p>1552.2435897436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>
            <text:p>1576.7435897436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>
            <text:p>1964.2435897436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>
            <text:p>1572.5769230769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00])" office:value-type="float" office:value="373.076923076923">
            <text:p>373.0769230769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F100])" office:value-type="float" office:value="1199.5">
            <text:p>1199.5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];[.D100])" office:value-type="float" office:value="803.666666666667">
            <text:p>803.6666666667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1576.74358974359">
            <text:p>1576.7435897436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71]/24" office:value-type="float" office:value="387.5">
            <text:p>387.5</text:p>
          </table:table-cell>
          <table:table-cell table:formula="of:=[.C71]/24" office:value-type="float" office:value="391.666666666667">
            <text:p>391.6666666667</text:p>
          </table:table-cell>
          <table:table-cell table:formula="of:=[.D71]/25" office:value-type="float" office:value="412">
            <text:p>412</text:p>
          </table:table-cell>
          <table:table-cell table:formula="of:=[.E71]/26" office:value-type="float" office:value="373.076923076923">
            <text:p>373.0769230769</text:p>
          </table:table-cell>
          <table:table-cell table:style-name="ce3" table:formula="of:=[.F71]/24" office:value-type="float" office:value="400">
            <text:p>40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3"/>
        </table:table-row>
        <table:table-row table:style-name="ro15">
          <table:table-cell table:style-name="ce66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20/06/2016</text:p>
          </table:table-cell>
          <table:table-cell office:value-type="float" office:value="9800">
            <text:p>9800</text:p>
          </table:table-cell>
          <table:table-cell office:value-type="float" office:value="9500">
            <text:p>9500</text:p>
          </table:table-cell>
          <table:table-cell office:value-type="float" office:value="9600">
            <text:p>9600</text:p>
          </table:table-cell>
          <table:table-cell office:value-type="float" office:value="10100">
            <text:p>10100</text:p>
          </table:table-cell>
          <table:table-cell office:value-type="float" office:value="9400">
            <text:p>9400</text:p>
          </table:table-cell>
          <table:table-cell table:style-name="ce2" table:formula="of:=SUM([.B103:.F103])" office:value-type="float" office:value="48400">
            <text:p>484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8000">
            <text:p>18000</text:p>
          </table:table-cell>
          <table:table-cell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րեգ</text:p>
          </table:table-cell>
          <table:table-cell/>
          <table:table-cell office:value-type="float" office:value="7000">
            <text:p>7000</text:p>
          </table:table-cell>
          <table:table-cell/>
        </table:table-row>
        <table:table-row table:style-name="ro12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 office:value-type="string">
            <text:p>-Ani</text:p>
          </table:table-cell>
          <table:table-cell/>
          <table:table-cell office:value-type="string">
            <text:p>-Mher</text:p>
          </table:table-cell>
          <table:table-cell/>
          <table:table-cell table:formula="of:=SUM([.D132:.F132])" office:value-type="float" office:value="1247.82608695652">
            <text:p>1247.8260869565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>
            <text:p>1597.0289855073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2"/>
          <table:table-cell office:value-type="string">
            <text:p>-Gena</text:p>
          </table:table-cell>
          <table:table-cell office:value-type="string">
            <text:p>-Armenuhi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/>
          <table:table-cell office:value-type="string">
            <text:p>-Anjela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>
            <text:p>1636.1594202899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32:.F132])" office:value-type="float" office:value="1627.82608695652">
            <text:p>1627.826086956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32])" office:value-type="float" office:value="439.130434782609">
            <text:p>439.1304347826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];[.C132];[.E132])" office:value-type="float" office:value="1227.46376811594">
            <text:p>1227.463768116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380">
            <text:p>380</text:p>
          </table:table-cell>
          <table:table-cell table:formula="of:=[.D103]/24" office:value-type="float" office:value="400">
            <text:p>400</text:p>
          </table:table-cell>
          <table:table-cell table:formula="of:=[.E103]/23" office:value-type="float" office:value="439.130434782609">
            <text:p>439.1304347826</text:p>
          </table:table-cell>
          <table:table-cell table:style-name="ce3" table:formula="of:=[.F103]/23" office:value-type="float" office:value="408.695652173913">
            <text:p>408.6956521739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104:.H132])" office:value-type="float" office:value="48430.4347826087">
            <text:p>48430.4347826087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5">
          <table:table-cell table:style-name="ce66"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27/06/2016</text:p>
          </table:table-cell>
          <table:table-cell office:value-type="float" office:value="12900">
            <text:p>12900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table:number-columns-repeated="2"/>
          <table:table-cell table:style-name="ce2" table:formula="of:=SUM([.B136:.F136])" office:value-type="float" office:value="31300">
            <text:p>313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65];[.C165];[.D165];[.F165])" office:value-type="float" office:value="1360.86956521739">
            <text:p>1360.8695652174</text:p>
          </table:table-cell>
          <table:table-cell office:value-type="string">
            <text:p>Անժելա</text:p>
          </table:table-cell>
          <table:table-cell office:value-type="float" office:value="9000">
            <text:p>9000</text:p>
          </table:table-cell>
          <table:table-cell table:number-columns-repeated="2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65:.E165])" office:value-type="float" office:value="1360.86956521739">
            <text:p>1360.8695652174</text:p>
          </table:table-cell>
          <table:table-cell office:value-type="string">
            <text:p>Արմենուհի</text:p>
          </table:table-cell>
          <table:table-cell office:value-type="float" office:value="33000">
            <text:p>33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65:.F165])" office:value-type="float" office:value="1360.86956521739">
            <text:p>1360.8695652174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65];[.C165];[.D165];[.F165])" office:value-type="float" office:value="1360.86956521739">
            <text:p>1360.8695652174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Tamara</text:p>
          </table:table-cell>
          <table:table-cell table:number-columns-repeated="5"/>
          <table:table-cell table:formula="of:=SUM([.B165:.E165])" office:value-type="float" office:value="1360.86956521739">
            <text:p>1360.8695652174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165:.F165])" office:value-type="float" office:value="1360.86956521739">
            <text:p>1360.8695652174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65:.F165])" office:value-type="float" office:value="1360.86956521739">
            <text:p>1360.8695652174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Movses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65:.F165])" office:value-type="float" office:value="1360.86956521739">
            <text:p>1360.8695652174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 office:value-type="string">
            <text:p>-Ani</text:p>
          </table:table-cell>
          <table:table-cell/>
          <table:table-cell office:value-type="string">
            <text:p>-Mher</text:p>
          </table:table-cell>
          <table:table-cell/>
          <table:table-cell table:formula="of:=SUM([.B165:.F165])" office:value-type="float" office:value="1360.86956521739">
            <text:p>1360.8695652174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Marine</text:p>
          </table:table-cell>
          <table:table-cell table:number-columns-repeated="2"/>
          <table:table-cell table:formula="of:=SUM([.C165:.F165])" office:value-type="float" office:value="800">
            <text:p>800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3"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65:.E165])" office:value-type="float" office:value="1360.86956521739">
            <text:p>1360.8695652174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office:value-type="string">
            <text:p>-Hasmik K</text:p>
          </table:table-cell>
          <table:table-cell table:number-columns-repeated="2"/>
          <table:table-cell office:value-type="string">
            <text:p>-Armenuhi</text:p>
          </table:table-cell>
          <table:table-cell/>
          <table:table-cell table:formula="of:=SUM([.B165:.F165])" office:value-type="float" office:value="1360.86956521739">
            <text:p>1360.8695652174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6">
          <table:table-cell table:number-columns-repeated="2"/>
          <table:table-cell office:value-type="string">
            <text:p>-Movses</text:p>
          </table:table-cell>
          <table:table-cell table:number-columns-repeated="4"/>
          <table:table-cell table:formula="of:=SUM([.B165:.F165])" office:value-type="float" office:value="1360.86956521739">
            <text:p>1360.8695652174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65:.F165])" office:value-type="float" office:value="1360.86956521739">
            <text:p>1360.8695652174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1360.86956521739">
            <text:p>1360.8695652174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];[.C165];[.E165];[.F165])" office:value-type="float" office:value="965.217391304348">
            <text:p>965.2173913043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])" office:value-type="float" office:value="560.869565217391">
            <text:p>560.8695652174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165])" office:value-type="float" office:value="395.652173913043">
            <text:p>395.652173913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1360.86956521739">
            <text:p>1360.8695652174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65:.F165])" office:value-type="float" office:value="800">
            <text:p>800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1360.86956521739">
            <text:p>1360.8695652174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];[.D165];[.E165];[.F165])" office:value-type="float" office:value="956.521739130435">
            <text:p>956.5217391304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1360.86956521739">
            <text:p>1360.8695652174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];[.C165];[.E165])" office:value-type="float" office:value="965.217391304348">
            <text:p>965.2173913043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1360.86956521739">
            <text:p>1360.8695652174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1360.86956521739">
            <text:p>1360.8695652174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12"/>
        </table:table-row>
        <table:table-row table:style-name="ro12">
          <table:table-cell/>
          <table:table-cell table:formula="of:=[.B136]/23" office:value-type="float" office:value="560.869565217391">
            <text:p>560.8695652174</text:p>
          </table:table-cell>
          <table:table-cell table:formula="of:=[.C136]/23" office:value-type="float" office:value="404.347826086957">
            <text:p>404.347826087</text:p>
          </table:table-cell>
          <table:table-cell table:formula="of:=[.D136]/23" office:value-type="float" office:value="395.652173913043">
            <text:p>395.652173913</text:p>
          </table:table-cell>
          <table:table-cell table:formula="of:=[.E136]/23" office:value-type="float" office:value="0">
            <text:p>0</text:p>
          </table:table-cell>
          <table:table-cell table:style-name="ce3" table:formula="of:=[.F136]/23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137:.H165])" office:value-type="float" office:value="31300">
            <text:p>31300</text:p>
          </table:table-cell>
          <table:table-cell table:style-name="ce9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6/29/2016</text:date>, <text:time>10:5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29T10:58:43</dc:date>
    <meta:editing-duration>P8DT8H31M38S</meta:editing-duration>
    <meta:editing-cycles>2717</meta:editing-cycles>
    <meta:generator>OpenOffice/4.1.1$Unix OpenOffice.org_project/411m6$Build-9775</meta:generator>
    <dc:creator>Hasmik Dabaghyan</dc:creator>
    <meta:document-statistic meta:table-count="15" meta:cell-count="6796" meta:object-count="0"/>
  </office:meta>
</office:document-meta>
</file>